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1">
      <style:table-cell-properties fo:background-color="#00800b"/>
      <style:text-properties fo:color="#800000"/>
    </style:style>
    <style:style style:name="ce2" style:family="table-cell" style:parent-style-name="Default">
      <style:table-cell-properties fo:border="1.39pt solid #000000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end"/>
      <style:text-properties fo:color="#800000" fo:font-size="18pt" style:font-size-asian="18pt" style:font-size-complex="18pt"/>
    </style:style>
    <style:style style:name="ce4" style:family="table-cell" style:parent-style-name="Default">
      <style:table-cell-properties fo:border="2.86pt dash-dot #800000"/>
    </style:style>
    <style:style style:name="ce5" style:family="table-cell" style:parent-style-name="Default">
      <style:table-cell-properties fo:border="0.54pt dashed #00800b"/>
    </style:style>
  </office:automatic-styles>
  <office:body>
    <office:spreadsheet>
      <table:table table:name="ChartTest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42" calcext:value-type="float">
            <text:p>42</text:p>
          </table:table-cell>
          <table:table-cell office:value-type="float" office:value="58.9000015258789" calcext:value-type="float">
            <text:p>58.9000015259</text:p>
          </table:table-cell>
          <table:table-cell office:value-type="float" office:value="-66.5" calcext:value-type="float">
            <text:p>-66.5</text:p>
          </table:table-cell>
          <table:table-cell office:value-type="float" office:value="43.4000015258789" calcext:value-type="float">
            <text:p>43.4000015259</text:p>
          </table:table-cell>
          <table:table-cell office:value-type="float" office:value="44.5" calcext:value-type="float">
            <text:p>44.5</text:p>
          </table:table-cell>
          <table:table-cell office:value-type="float" office:value="45.2999992370606" calcext:value-type="float">
            <text:p>45.2999992371</text:p>
          </table:table-cell>
          <table:table-cell office:value-type="float" office:value="-67.3000030517578" calcext:value-type="float">
            <text:p>-67.3000030518</text:p>
          </table:table-cell>
          <table:table-cell office:value-type="float" office:value="30.5" calcext:value-type="float">
            <text:p>30.5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-97.3000030517578" calcext:value-type="float">
            <text:p>-97.3000030518</text:p>
          </table:table-cell>
          <table:table-cell office:value-type="float" office:value="22.3999996185303" calcext:value-type="float">
            <text:p>22.3999996185</text:p>
          </table:table-cell>
          <table:table-cell office:value-type="float" office:value="23.5" calcext:value-type="float">
            <text:p>23.5</text:p>
          </table:table-cell>
          <table:table-cell table:formula="of:=SUM([.B2:.M2])" office:value-type="float" office:value="102.599996566772" calcext:value-type="float">
            <text:p>102.5999965668</text:p>
          </table:table-cell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21" calcext:value-type="float">
            <text:p>21</text:p>
          </table:table-cell>
          <table:table-cell office:value-type="float" office:value="40.9000015258789" calcext:value-type="float">
            <text:p>40.9000015259</text:p>
          </table:table-cell>
          <table:table-cell office:value-type="float" office:value="-57.5" calcext:value-type="float">
            <text:p>-57.5</text:p>
          </table:table-cell>
          <table:table-cell office:value-type="float" office:value="-23.3999996185303" calcext:value-type="float">
            <text:p>-23.3999996185</text:p>
          </table:table-cell>
          <table:table-cell office:value-type="float" office:value="34.5" calcext:value-type="float">
            <text:p>34.5</text:p>
          </table:table-cell>
          <table:table-cell office:value-type="float" office:value="59.2999992370605" calcext:value-type="float">
            <text:p>59.2999992371</text:p>
          </table:table-cell>
          <table:table-cell office:value-type="float" office:value="27.2999992370605" calcext:value-type="float">
            <text:p>27.2999992371</text:p>
          </table:table-cell>
          <table:table-cell office:value-type="float" office:value="-38.5" calcext:value-type="float">
            <text:p>-38.5</text:p>
          </table:table-cell>
          <table:table-cell office:value-type="float" office:value="43.2000007629395" calcext:value-type="float">
            <text:p>43.2000007629</text:p>
          </table:table-cell>
          <table:table-cell office:value-type="float" office:value="57.2999992370606" calcext:value-type="float">
            <text:p>57.2999992371</text:p>
          </table:table-cell>
          <table:table-cell office:value-type="float" office:value="25.3999996185303" calcext:value-type="float">
            <text:p>25.3999996185</text:p>
          </table:table-cell>
          <table:table-cell office:value-type="float" office:value="28.5" calcext:value-type="float">
            <text:p>28.5</text:p>
          </table:table-cell>
          <table:table-cell table:formula="of:=SUM([.B3:.M3]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1.4500007629395" calcext:value-type="float">
            <text:p>31.4500007629</text:p>
          </table:table-cell>
          <table:table-cell office:value-type="float" office:value="-20.8999996185303" calcext:value-type="float">
            <text:p>-20.8999996185</text:p>
          </table:table-cell>
          <table:table-cell office:value-type="float" office:value="-117.5" calcext:value-type="float">
            <text:p>-117.5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-114.5" calcext:value-type="float">
            <text:p>-114.5</text:p>
          </table:table-cell>
          <table:table-cell office:value-type="float" office:value="115.300003051758" calcext:value-type="float">
            <text:p>115.3000030518</text:p>
          </table:table-cell>
          <table:table-cell office:value-type="float" office:value="-171.300003051758" calcext:value-type="float">
            <text:p>-171.3000030518</text:p>
          </table:table-cell>
          <table:table-cell office:value-type="float" office:value="89.5" calcext:value-type="float">
            <text:p>89.5</text:p>
          </table:table-cell>
          <table:table-cell office:value-type="float" office:value="41.2000007629395" calcext:value-type="float">
            <text:p>41.2000007629</text:p>
          </table:table-cell>
          <table:table-cell office:value-type="float" office:value="71.3000030517578" calcext:value-type="float">
            <text:p>71.3000030518</text:p>
          </table:table-cell>
          <table:table-cell office:value-type="float" office:value="25.3999996185303" calcext:value-type="float">
            <text:p>25.3999996185</text:p>
          </table:table-cell>
          <table:table-cell office:value-type="float" office:value="38.5" calcext:value-type="float">
            <text:p>38.5</text:p>
          </table:table-cell>
          <table:table-cell table:formula="of:=SUM([.B4:.M4])" office:value-type="float" office:value="11.850004196167" calcext:value-type="float">
            <text:p>11.8500041962</text:p>
          </table:table-cell>
        </table:table-row>
      </table:table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vely 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Anurag" table:style-name="ta1">
        <table:table-column table:style-name="co1" table:number-columns-repeated="11" table:default-cell-style-name="Default"/>
        <table:table-row table:style-name="ro2">
          <table:table-cell table:style-name="ce1" office:value-type="string" calcext:value-type="string">
            <text:p>Vatika</text:p>
          </table:table-cell>
          <table:table-cell table:style-name="ce3" office:value-type="string" calcext:value-type="string">
            <text:p>Vatika</text:p>
          </table:table-cell>
          <table:table-cell/>
          <table:table-cell office:value-type="float" office:value="2.45070672035217" calcext:value-type="float">
            <text:p>2.45070672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Vatika</text:p>
          </table:table-cell>
          <table:table-cell table:style-name="ce5" office:value-type="float" office:value="3.14000010490417" calcext:value-type="float">
            <text:p>3.1400001049</text:p>
          </table:table-cell>
          <table:table-cell office:value-type="float" office:value="2.98040127754211" calcext:value-type="float">
            <text:p>2.98040127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13000011444092" calcext:value-type="float">
            <text:p>2.1300001144</text:p>
          </table:table-cell>
          <table:table-cell office:value-type="float" office:value="4.75687026977539" calcext:value-type="float">
            <text:p>4.7568702698</text:p>
          </table:table-cell>
          <table:table-cell office:value-type="float" office:value="1.44000005722046" calcext:value-type="float">
            <text:p>1.4400000572</text:p>
          </table:table-cell>
          <table:table-cell table:formula="of:=[.C3]+[.D3]" office:value-type="float" office:value="6.88687038421631" calcext:value-type="float">
            <text:p>6.886870384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20000004768372" calcext:value-type="float">
            <text:p>1.2000000477</text:p>
          </table:table-cell>
          <table:table-cell office:value-type="float" office:value="100.099998474121" calcext:value-type="float">
            <text:p>100.0999984741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0qweqwe</text:p>
          </table:table-cell>
          <table:table-cell table:number-columns-repeated="2" office:value-type="string" calcext:value-type="string">
            <text:p>1HelloWorl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31705570220947" calcext:value-type="float">
            <text:p>5.31705570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4663782119751" calcext:value-type="float">
            <text:p>8.4663782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.52079486846924" calcext:value-type="float">
            <text:p>8.52079486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11.8603067398071" calcext:value-type="float">
            <text:p>11.86030673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tika</text:p>
          </table:table-cell>
          <table:table-cell office:value-type="float" office:value="13.1868028640747" calcext:value-type="float">
            <text:p>13.18680286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.3709754943848" calcext:value-type="float">
            <text:p>16.370975494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.2557353973389" calcext:value-type="float">
            <text:p>17.255735397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0481204986572" calcext:value-type="float">
            <text:p>18.04812049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.3137550354004" calcext:value-type="float">
            <text:p>19.31375503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.3343658447266" calcext:value-type="float">
            <text:p>19.33436584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.4432582855225" calcext:value-type="float">
            <text:p>19.44325828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.5159587860107" calcext:value-type="float">
            <text:p>20.51595878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.0926170349121" calcext:value-type="float">
            <text:p>21.09261703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.1481132507324" calcext:value-type="float">
            <text:p>23.14811325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.4025058746338" calcext:value-type="float">
            <text:p>25.40250587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.5174045562744" calcext:value-type="float">
            <text:p>25.5174045563</text:p>
          </table:table-cell>
          <table:table-cell table:number-columns-repeated="6"/>
          <table:table-cell office:value-type="string" calcext:value-type="string">
            <text:p>Hello world</text:p>
          </table:table-cell>
        </table:table-row>
        <table:table-row table:style-name="ro1">
          <table:table-cell table:number-columns-repeated="3"/>
          <table:table-cell office:value-type="float" office:value="25.8807601928711" calcext:value-type="float">
            <text:p>25.88076019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.4907875061035" calcext:value-type="float">
            <text:p>27.49078750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.6660480499268" calcext:value-type="float">
            <text:p>27.66604804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.798002243042" calcext:value-type="float">
            <text:p>28.79800224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.0630226135254" calcext:value-type="float">
            <text:p>29.06302261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.0881195068359" calcext:value-type="float">
            <text:p>32.08811950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.7603187561035" calcext:value-type="float">
            <text:p>32.76031875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4.617603302002" calcext:value-type="float">
            <text:p>34.6176033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6.2129249572754" calcext:value-type="float">
            <text:p>36.21292495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6.5456581115723" calcext:value-type="float">
            <text:p>36.54565811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6.9872169494629" calcext:value-type="float">
            <text:p>36.98721694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8.1188659667969" calcext:value-type="float">
            <text:p>38.11886596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.0316314697266" calcext:value-type="float">
            <text:p>39.031631469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.0820236206055" calcext:value-type="float">
            <text:p>39.08202362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9.6417274475098" calcext:value-type="float">
            <text:p>39.64172744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.1976585388184" calcext:value-type="float">
            <text:p>41.197658538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.2836570739746" calcext:value-type="float">
            <text:p>41.28365707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.6788482666016" calcext:value-type="float">
            <text:p>41.67884826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.718936920166" calcext:value-type="float">
            <text:p>41.71893692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3.5203056335449" calcext:value-type="float">
            <text:p>43.52030563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.939868927002" calcext:value-type="float">
            <text:p>45.9398689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6.0114860534668" calcext:value-type="float">
            <text:p>46.01148605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7.4066123962402" calcext:value-type="float">
            <text:p>47.40661239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0913696289062" calcext:value-type="float">
            <text:p>48.09136962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7754745483398" calcext:value-type="float">
            <text:p>48.775474548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1986427307129" calcext:value-type="float">
            <text:p>49.19864273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2364349365234" calcext:value-type="float">
            <text:p>49.23643493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7529144287109" calcext:value-type="float">
            <text:p>49.75291442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7529144287109" calcext:value-type="float">
            <text:p>49.75291442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1:09:38.579973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24:41.670577789</meta:creation-date>
    <dc:date>2016-09-15T01:09:49.461013211</dc:date>
    <meta:editing-duration>P0D</meta:editing-duration>
    <meta:editing-cycles>4</meta:editing-cycles>
    <meta:generator>LibreOffice/5.1.4.2$Linux_X86_64 LibreOffice_project/10m0$Build-2</meta:generator>
    <meta:document-statistic meta:table-count="3" meta:cell-count="146" meta:object-count="0"/>
  </office:meta>
</office:document-meta>
</file>